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asonic GH5: Mieten oder Kaufen? Alle Vor- &amp; Nachteile für Einsteiger.</text:p>
      <text:p text:style-name="Standard"/>
      <text:p text:style-name="Standard">Die Panasonic GH5 gilt schon lange als perfekte Kamera für Anfänger. Nicht jeder möchte sich aber sofort eine Kamera kaufen, was oft Sinn macht. Manchmal solltest du einfach eine Kamera leihen, wenn man erst Einsteiger ist oder die folgende Situation auf dich zutrifft.</text:p>
      <text:p text:style-name="Standard">Vielleicht willst du auch direkt eine Kamera mieten in Frankfurt? Dann klick hier:<text:line-break/>&lt;iframe src="https://www.gearbooker.com/profile/embed/ee8ba9e7-411e-4537-8c44-8e70e89cafdd" style="border:none;overflow:hidden" allowTransparency="true" frameBorder="0" scrolling="no" width="100%" height="42"&gt;&lt;/iframe&gt;</text:p>
      <text:p text:style-name="Standard"/>
      <text:p text:style-name="Standard"/>
      <text:p text:style-name="Standard"/>
      <text:p text:style-name="Standard">Schon seit dem Jahr 2017 ist sie auf dem Markt und bedient bis heute, im Jahr 2025, nach wie vor wichtige Features für Menschen die Videos machen lernen wollen.</text:p>
      <text:p text:style-name="Standard"/>
      <text:p text:style-name="Standard">Panasonic GH5 – Technische Details auf einen Blick </text:p>
      <text:p text:style-name="Standard">Sie besitzt 4k Video, hat sehr ausgewogene Farben und eine überlegende Stabilisierung. Letzteres macht sie vor allem für Menschen interessant, die noch nicht hunderte Stunden eine Kamera in der Hand hatten und so der ein oder andere Wackler nicht zu verhindern ist.</text:p>
      <text:p text:style-name="Standard"><text:a xlink:type="simple" xlink:href="https://www.panasonic.com/de/consumer/foto-video/lumix-g-wechselobjektivkameras/dc-gh5m2.specs.html" text:style-name="Internet_20_link" text:visited-style-name="Visited_20_Internet_20_Link">Hier findest du umfassende technsiche Daten über die Panasonic GH5</text:a></text:p>
      <text:p text:style-name="Standard"/>
      <text:p text:style-name="Standard">Panasonic Gh5 Autofokus – Ein großer Nachteil</text:p>
      <text:p text:style-name="Standard">Ein bekannter Nachteil ist das Panasonic GH5 Autofokus Problem. Er funktioniert einfach nicht richtig. Ich empfehle sogar den Autofokus ganz auszuschalten. Auch enn es einige Verbesserungen in der Firmware gab, der Autofokus verliert immernoch mit ziemlicher Sicherheit das zu Trackende Ziel und fängt an zu pumpen oder macht gleich das ganze Bild für einen Moment unscharf. </text:p>
      <text:p text:style-name="Standard"/>
      <text:p text:style-name="Standard">Wofür ist die Kamera gut?<text:line-break/>Das ist aber gar nicht schlimm wenn du die Kamera einfach nur auf dem Stativ hast und dich nicht viel vor der Kamera bewegst. </text:p>
      <text:p text:style-name="Standard">Zum Beispiel für Interviews oder Talking Head Content ist die Kamera einfach perfekt.</text:p>
      <text:p text:style-name="Standard"/>
      <text:p text:style-name="Standard">Mieten oder Kaufen – Was lohnt sich für dich? </text:p>
      <text:p text:style-name="Standard">Für einen angehenden Filmemacher mit vielseitigen Projekten ist die Panasonic GH5 auf Dauer keine gute Wahl. Ich empfehle dir nicht sie zu kaufen mit dem Ziel sie für die nächsten Jahre zu nutzen. Früher oder später wirst du ein Projekt haben wo du sehr stark auf den Autofkous angewiesen bist. Da heutzutage viele Drehs von nur einer Person durchgeführt werden, ist das einfach zu stressig. </text:p>
      <text:p text:style-name="Standard">Aber für bestimmte Drehs wie Interviews oder statische Erklärvideos bietet die Panasonci Gh5 alles was du brauchst und das für einen unschalgbaren Preis, der mit nichts zu vergleichen ist.</text:p>
      <text:p text:style-name="Standard"/>
      <text:p text:style-name="Standard"/>
      <text:p text:style-name="Standard"/>
      <text:p text:style-name="Standard"/>
      <text:p text:style-name="Standard"/>
      <text:p text:style-name="Standard"/>
      <text:p text:style-name="Standard"/>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0M</meta:editing-duration>
    <meta:editing-cycles>9</meta:editing-cycles>
    <meta:generator>OpenOffice/4.1.14$Win32 OpenOffice.org_project/4114m1$Build-9811</meta:generator>
    <dc:date>2025-03-09T11:24:23.66</dc:date>
    <dc:creator>Simon Raaf</dc:creator>
    <meta:document-statistic meta:table-count="0" meta:image-count="0" meta:object-count="0" meta:page-count="1" meta:paragraph-count="15" meta:word-count="372" meta:character-count="2468"/>
    <meta:user-defined meta:name="Info 1"/>
    <meta:user-defined meta:name="Info 2"/>
    <meta:user-defined meta:name="Info 3"/>
    <meta:user-defined meta:name="Info 4"/>
  </office:meta>
</office:document-meta>
</file>